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04"/>
    <style:style style:name="ce2" style:family="table-cell" style:parent-style-name="Default" style:data-style-name="N11"/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avings Function" table:style-name="ta1" table:print="false">
        <table:table-column table:style-name="co1" table:number-columns-repeated="2" table:default-cell-style-name="Default"/>
        <table:table-column table:style-name="co1" table:number-columns-repeated="2" table:default-cell-style-name="ce3"/>
        <table:table-row table:style-name="ro1" table:number-rows-repeated="2">
          <table:table-cell table:number-columns-repeated="2"/>
          <table:table-cell table:style-name="Default" table:number-columns-repeated="2"/>
        </table:table-row>
        <table:table-row table:style-name="ro1">
          <table:table-cell table:number-columns-repeated="2"/>
          <table:table-cell table:style-name="ce1" office:value-type="currency" office:currency="USD" office:value="100">
            <text:p>$100.00</text:p>
          </table:table-cell>
          <table:table-cell table:style-name="Default" office:value-type="string">
            <text:p><text:s/>= Present Value</text:p>
          </table:table-cell>
        </table:table-row>
        <table:table-row table:style-name="ro1">
          <table:table-cell table:number-columns-repeated="2"/>
          <table:table-cell table:style-name="ce2" office:value-type="percentage" office:value="0.08">
            <text:p>8.00%</text:p>
          </table:table-cell>
          <table:table-cell table:style-name="Default" office:value-type="string">
            <text:p><text:s/>= Interest Rate</text:p>
          </table:table-cell>
        </table:table-row>
        <table:table-row table:style-name="ro1">
          <table:table-cell table:number-columns-repeated="2"/>
          <table:table-cell table:style-name="Default" office:value-type="float" office:value="9">
            <text:p>9</text:p>
          </table:table-cell>
          <table:table-cell table:style-name="Default" office:value-type="string">
            <text:p><text:s/>= Compounding Periods (yrs)</text:p>
          </table:table-cell>
        </table:table-row>
        <table:table-row table:style-name="ro1" table:number-rows-repeated="2">
          <table:table-cell table:number-columns-repeated="2"/>
          <table:table-cell table:style-name="Default" table:number-columns-repeated="2"/>
        </table:table-row>
        <table:table-row table:style-name="ro1">
          <table:table-cell table:number-columns-repeated="2"/>
          <table:table-cell office:value-type="string">
            <text:p>Year</text:p>
          </table:table-cell>
          <table:table-cell office:value-type="string">
            <text:p>Savings</text:p>
          </table:table-cell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table:formula="of:=[.C3]" office:value-type="currency" office:currency="USD" office:value="100">
            <text:p>$100.00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formula="of:=[.D9]*(1+[.$C$4])" office:value-type="currency" office:currency="USD" office:value="108">
            <text:p>$108.00</text:p>
          </table:table-cell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table:formula="of:=[.D10]*(1+[.$C$4])" office:value-type="currency" office:currency="USD" office:value="116.64">
            <text:p>$116.64</text:p>
          </table:table-cell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table:formula="of:=[.D11]*(1+[.$C$4])" office:value-type="currency" office:currency="USD" office:value="125.9712">
            <text:p>$125.97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table:formula="of:=[.D12]*(1+[.$C$4])" office:value-type="currency" office:currency="USD" office:value="136.048896">
            <text:p>$136.05</text:p>
          </table:table-cell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formula="of:=[.D13]*(1+[.$C$4])" office:value-type="currency" office:currency="USD" office:value="146.93280768">
            <text:p>$146.93</text:p>
          </table:table-cell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 table:formula="of:=[.D14]*(1+[.$C$4])" office:value-type="currency" office:currency="USD" office:value="158.6874322944">
            <text:p>$158.69</text:p>
          </table:table-cell>
        </table:table-row>
        <table:table-row table:style-name="ro1">
          <table:table-cell table:number-columns-repeated="2"/>
          <table:table-cell office:value-type="float" office:value="7">
            <text:p>7</text:p>
          </table:table-cell>
          <table:table-cell table:formula="of:=[.D15]*(1+[.$C$4])" office:value-type="currency" office:currency="USD" office:value="171.382426877952">
            <text:p>$171.38</text:p>
          </table:table-cell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table:formula="of:=[.D16]*(1+[.$C$4])" office:value-type="currency" office:currency="USD" office:value="185.093021028188">
            <text:p>$185.09</text:p>
          </table:table-cell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table:formula="of:=[.D17]*(1+[.$C$4])" office:value-type="currency" office:currency="USD" office:value="199.900462710443">
            <text:p>$199.9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08">01/08/2020</text:date>, <text:time>13:25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CC RCCD</meta:initial-creator>
    <meta:creation-date>2020-01-08T13:20:29.04</meta:creation-date>
    <dc:date>2020-01-08T13:25:51.25</dc:date>
    <dc:creator>RCC RCCD</dc:creator>
    <meta:editing-duration>PT5M24S</meta:editing-duration>
    <meta:editing-cycles>1</meta:editing-cycles>
    <meta:document-statistic meta:table-count="1" meta:cell-count="28" meta:object-count="0"/>
    <meta:generator>OpenOffice/4.1.5$Win32 OpenOffice.org_project/415m1$Build-9789</meta:generator>
  </office:meta>
</office:document-meta>
</file>